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ÑA RAMOS JORGE LUI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70036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77859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AMARRA CLAYSEN, WIMB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783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AMARRA CLAYSEN, WALT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257483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0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>31/07/2021</text:span></text:p>
          </table:table-cell>
          <table:table-cell table:style-name="Tabla2.A2" office:value-type="string">
            <text:p text:style-name="P4"><text:span text:style-name="T5">331087</text:span></text:p>
          </table:table-cell>
          <table:table-cell table:style-name="Tabla2.A2" office:value-type="string">
            <text:p text:style-name="P4"><text:span text:style-name="T5">400.00</text:span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2T23:07:33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